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Comma" style:data-style-name="N165">
      <style:table-cell-properties fo:border-bottom="none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6" style:family="table-cell" style:parent-style-name="Default" style:data-style-name="N165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65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Excel_20_Built-in_20_Comma" style:data-style-name="N16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801" calcext:value-type="float" table:number-columns-spanned="2" table:number-rows-spanned="1">
            <text:p>58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tros Activos No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89"/>
          <table:table-cell table:style-name="ce105"/>
          <table:table-cell table:style-name="ce89"/>
          <table:table-cell table:style-name="ce118"/>
          <table:table-cell table:style-name="ce22"/>
          <table:table-cell table:style-name="ce19"/>
          <table:table-cell table:style-name="ce138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8" office:value-type="string" office:string-value="Activos Intangibles" calcext:value-type="string">
            <text:p><text:s/>Activos Intangibles </text:p>
          </table:table-cell>
          <table:table-cell table:style-name="ce34"/>
          <table:table-cell table:style-name="ce91"/>
          <table:table-cell table:style-name="ce106"/>
          <table:table-cell table:style-name="ce91"/>
          <table:table-cell table:style-name="ce119"/>
          <table:table-cell table:style-name="ce11"/>
          <table:table-cell table:style-name="ce43"/>
          <table:table-cell table:style-name="ce91"/>
          <table:table-cell table:style-name="ce147"/>
          <table:table-cell table:style-name="ce8" table:number-columns-repeated="50"/>
          <table:table-cell table:style-name="ce27" table:number-columns-repeated="963"/>
        </table:table-row>
        <table:table-row table:style-name="ro2">
          <table:table-cell table:style-name="ce11" office:value-type="float" office:value="102020101004" calcext:value-type="float">
            <text:p>102020101004 </text:p>
          </table:table-cell>
          <table:table-cell table:style-name="ce43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34"/>
          <table:table-cell table:style-name="ce91" office:value-type="float" office:value="82108" calcext:value-type="float">
            <text:p>82,108</text:p>
          </table:table-cell>
          <table:table-cell table:style-name="ce106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6" table:formula="of:=[.D11]+[.E11]-[.F11]" office:value-type="float" office:value="82108" calcext:value-type="float">
            <text:p>82,108</text:p>
          </table:table-cell>
          <table:table-cell table:style-name="ce11" office:value-type="float" office:value="102020101004" calcext:value-type="float">
            <text:p>102020101004 </text:p>
          </table:table-cell>
          <table:table-cell table:style-name="ce43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91" office:value-type="float" office:value="82108" calcext:value-type="float">
            <text:p>82,108</text:p>
          </table:table-cell>
          <table:table-cell table:style-name="ce147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style-name="ce27" table:number-columns-repeated="963"/>
        </table:table-row>
        <table:table-row table:style-name="ro2">
          <table:table-cell table:style-name="ce11" office:value-type="float" office:value="102020201001" calcext:value-type="float">
            <text:p>102020201001 </text:p>
          </table:table-cell>
          <table:table-cell table:style-name="ce43" office:value-type="string" office:string-value="Amortización acumulada de activos intangibles                               " calcext:value-type="string">
            <text:p><text:s/>Amortización acumulada de activos intangibles <text:s text:c="31"/></text:p>
          </table:table-cell>
          <table:table-cell table:style-name="ce34"/>
          <table:table-cell table:style-name="ce91" office:value-type="float" office:value="-82107" calcext:value-type="float">
            <text:p>(82,107)</text:p>
          </table:table-cell>
          <table:table-cell table:style-name="ce10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126" table:formula="of:=[.D12]+[.E12]-[.F12]" office:value-type="float" office:value="-82108" calcext:value-type="float">
            <text:p>(82,108)</text:p>
          </table:table-cell>
          <table:table-cell table:style-name="ce11" office:value-type="float" office:value="102020201001" calcext:value-type="float">
            <text:p>102020201001 </text:p>
          </table:table-cell>
          <table:table-cell table:style-name="ce43" office:value-type="string" office:string-value="Amortización acumulada de activos intangibles                               " calcext:value-type="string">
            <text:p><text:s/>Amortización acumulada de activos intangibles <text:s text:c="31"/></text:p>
          </table:table-cell>
          <table:table-cell table:style-name="ce91" office:value-type="float" office:value="-80582.6" calcext:value-type="float">
            <text:p>(80,583)</text:p>
          </table:table-cell>
          <table:table-cell table:style-name="ce147" table:formula="of:=+[.G12]-[.J12]" office:value-type="float" office:value="-1525.39999999999" calcext:value-type="float">
            <text:p>(1,525)</text:p>
          </table:table-cell>
          <table:table-cell table:style-name="ce8" table:number-columns-repeated="50"/>
          <table:table-cell table:style-name="ce27"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91"/>
          <table:table-cell table:style-name="ce106"/>
          <table:table-cell table:style-name="ce91"/>
          <table:table-cell table:style-name="ce119"/>
          <table:table-cell table:style-name="ce25"/>
          <table:table-cell table:style-name="ce31"/>
          <table:table-cell table:style-name="ce91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1" office:value-type="float" office:value="102060101001" calcext:value-type="float">
            <text:p>102060101001 </text:p>
          </table:table-cell>
          <table:table-cell table:style-name="ce34" office:value-type="string" calcext:value-type="string">
            <text:p>Activos Financieros mantenidos hasta el vencimiento <text:s text:c="18"/></text:p>
          </table:table-cell>
          <table:table-cell table:style-name="ce34"/>
          <table:table-cell table:style-name="ce91" office:value-type="float" office:value="0" calcext:value-type="float">
            <text:p>0</text:p>
          </table:table-cell>
          <table:table-cell table:style-name="ce106" office:value-type="float" office:value="180000" calcext:value-type="float">
            <text:p>180,000</text:p>
          </table:table-cell>
          <table:table-cell table:style-name="ce91" office:value-type="float" office:value="0" calcext:value-type="float">
            <text:p>0</text:p>
          </table:table-cell>
          <table:table-cell table:style-name="ce119" table:formula="of:=[.D14]+[.E14]-[.F14]" office:value-type="float" office:value="180000" calcext:value-type="float">
            <text:p>180,000</text:p>
          </table:table-cell>
          <table:table-cell table:style-name="ce21" office:value-type="float" office:value="102060101001" calcext:value-type="float">
            <text:p>102060101001 </text:p>
          </table:table-cell>
          <table:table-cell table:style-name="ce34" office:value-type="string" calcext:value-type="string">
            <text:p>Activos Financieros mantenidos hasta el vencimiento <text:s text:c="18"/></text:p>
          </table:table-cell>
          <table:table-cell table:style-name="ce91" office:value-type="float" office:value="0" calcext:value-type="float">
            <text:p>0</text:p>
          </table:table-cell>
          <table:table-cell table:style-name="ce147" table:formula="of:=+[.G14]-[.J14]" office:value-type="float" office:value="180000" calcext:value-type="float">
            <text:p>180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92" table:number-columns-repeated="3"/>
          <table:table-cell table:style-name="ce120"/>
          <table:table-cell table:style-name="ce39"/>
          <table:table-cell table:style-name="ce40"/>
          <table:table-cell table:style-name="ce144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3" table:formula="of:=SUM([.D9:.D15])" office:value-type="float" office:value="1" calcext:value-type="float">
            <text:p>1</text:p>
          </table:table-cell>
          <table:table-cell table:style-name="ce93" table:formula="of:=SUM([.E9:.E15])" office:value-type="float" office:value="180000" calcext:value-type="float">
            <text:p>180,000</text:p>
          </table:table-cell>
          <table:table-cell table:style-name="ce93" table:formula="of:=SUM([.F9:.F15])" office:value-type="float" office:value="1" calcext:value-type="float">
            <text:p>1</text:p>
          </table:table-cell>
          <table:table-cell table:style-name="ce93" table:formula="of:=SUM([.G9:.G15])" office:value-type="float" office:value="180000" calcext:value-type="float">
            <text:p>180,000</text:p>
          </table:table-cell>
          <table:table-cell table:style-name="ce41" table:number-columns-repeated="2"/>
          <table:table-cell table:style-name="ce93" table:formula="of:=SUM([.J9:.J15])" office:value-type="float" office:value="1525.39999999999" calcext:value-type="float">
            <text:p>1,525</text:p>
          </table:table-cell>
          <table:table-cell table:style-name="ce149" table:formula="of:=SUM([.K9:.K15])" office:value-type="float" office:value="178474.6" calcext:value-type="float">
            <text:p>178,47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102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Derechos de Uso</text:p>
          </table:table-cell>
          <table:table-cell table:style-name="ce57"/>
          <table:table-cell table:style-name="ce97" table:formula="of:=[.G14]" office:value-type="float" office:value="180000" calcext:value-type="float">
            <text:p>180,000</text:p>
          </table:table-cell>
          <table:table-cell table:style-name="ce97" table:formula="of:=[.J14]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97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Activos Intangibles</text:p>
          </table:table-cell>
          <table:table-cell table:style-name="ce57"/>
          <table:table-cell table:style-name="ce97" table:formula="of:=[.G11]" office:value-type="float" office:value="82108" calcext:value-type="float">
            <text:p>82,108</text:p>
          </table:table-cell>
          <table:table-cell table:style-name="ce97" table:formula="of:=[.J11]" office:value-type="float" office:value="82108" calcext:value-type="float">
            <text:p>82,10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(-) Depreciaciones</text:p>
          </table:table-cell>
          <table:table-cell table:style-name="ce57"/>
          <table:table-cell table:style-name="ce97" table:formula="of:=[.G12]" office:value-type="float" office:value="-82108" calcext:value-type="float">
            <text:p>(82,108)</text:p>
          </table:table-cell>
          <table:table-cell table:style-name="ce97" table:formula="of:=[.J12]" office:value-type="float" office:value="-80582.6" calcext:value-type="float">
            <text:p>(80,583)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97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93" table:formula="of:=+SUM([.D21:.D22])" office:value-type="float" office:value="180000" calcext:value-type="float">
            <text:p>180,000</text:p>
          </table:table-cell>
          <table:table-cell table:style-name="ce93" table:formula="of:=+SUM([.E21:.E22])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loext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5P0"/>
    </number:number-style>
    <number:date-style style:name="N17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6">
      <number:text-content/>
      <style:map style:condition="value()&lt;=1.79769313486232E+308" style:apply-style-name="N176P0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3" loext:min-decimal-places="3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8" loext:min-decimal-places="8" number:min-integer-digits="1" number:grouping="true"/>
    </number:number-style>
    <number:number-style style:name="N183">
      <number:number number:decimal-places="0" loext:min-decimal-places="0" number:min-integer-digits="13"/>
    </number:number-style>
    <number:number-style style:name="N184">
      <number:number number:decimal-places="1" loext:min-decimal-places="1" number:min-integer-digits="1"/>
    </number:number-style>
    <number:number-style style:name="N185">
      <number:number number:decimal-places="3" loext:min-decimal-places="3" number:min-integer-digits="1"/>
    </number:number-style>
    <number:number-style style:name="N186">
      <number:number number:decimal-places="3" loext:min-decimal-places="3" number:min-integer-digits="0" number:grouping="true"/>
    </number:number-style>
    <number:number-style style:name="N18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$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3:11:38.293689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3:21:51.787650938</dc:date>
    <meta:editing-cycles>16</meta:editing-cycles>
    <meta:editing-duration>PT1H43M38S</meta:editing-duration>
    <meta:document-statistic meta:table-count="1" meta:cell-count="94" meta:object-count="0"/>
  </office:meta>
</office:document-meta>
</file>